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Calibri4" svg:font-family="Calibri" style:font-family-generic="modern"/>
    <style:font-face style:name="Courier New" svg:font-family="'Courier New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6.006cm"/>
    </style:style>
    <style:style style:name="gr3" style:family="graphic" style:parent-style-name="objectwithoutfill">
      <style:graphic-properties svg:stroke-color="#6666ff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</style:style>
    <style:style style:name="gr6" style:family="graphic" style:parent-style-name="standard">
      <style:graphic-properties draw:stroke="solid" svg:stroke-width="0.051cm" svg:stroke-color="#000000" draw:fill="solid" draw:fill-color="#cccccc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7" style:family="graphic" style:parent-style-name="standard">
      <style:graphic-properties draw:stroke="solid" svg:stroke-width="0.051cm" svg:stroke-color="#000000" draw:fill="solid" draw:fill-color="#9999ff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8" style:family="graphic" style:parent-style-name="standard">
      <style:graphic-properties draw:stroke="solid" svg:stroke-width="0.051cm" svg:stroke-color="#000000" draw:fill="solid" draw:fill-color="#99ccff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7cm" fo:min-width="0.704cm" fo:padding-top="0.13cm" fo:padding-bottom="0.13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_5f_-title">
      <style:graphic-properties fo:min-height="1.776cm"/>
    </style:style>
    <style:style style:name="pr5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_5f_-notes">
      <style:graphic-properties draw:fill-color="#ffffff" fo:min-height="13.364cm"/>
    </style:style>
    <style:style style:name="pr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187cm" fo:padding-top="0cm" fo:padding-bottom="0cm" fo:padding-left="0cm" fo:padding-right="0cm" fo:wrap-option="wrap"/>
    </style:style>
    <style:style style:name="pr9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8.926cm" fo:padding-top="0cm" fo:padding-bottom="0cm" fo:padding-left="0cm" fo:padding-right="0cm" fo:wrap-option="wrap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cm" fo:padding-bottom="0cm" fo:padding-left="0cm" fo:padding-right="0cm" fo:wrap-option="wrap"/>
    </style:style>
    <style:style style:name="pr1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6.097cm" fo:padding-top="0cm" fo:padding-bottom="0cm" fo:padding-left="0cm" fo:padding-right="0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006cm" fo:padding-top="0cm" fo:padding-bottom="0cm" fo:padding-left="0cm" fo:padding-right="0cm" fo:wrap-option="wrap"/>
    </style:style>
    <style:style style:name="pr1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6.916cm" fo:padding-top="0cm" fo:padding-bottom="0cm" fo:padding-left="0cm" fo:padding-right="0cm" fo:wrap-option="wrap"/>
    </style:style>
    <style:style style:name="pr15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4.573cm" fo:padding-top="0cm" fo:padding-bottom="0cm" fo:padding-left="0cm" fo:padding-right="0cm" fo:wrap-option="wrap"/>
    </style:style>
    <style:style style:name="pr1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7.009cm" fo:padding-top="0cm" fo:padding-bottom="0cm" fo:padding-left="0cm" fo:padding-right="0cm" fo:wrap-option="wrap"/>
    </style:style>
    <style:style style:name="pr1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579cm" fo:padding-top="0cm" fo:padding-bottom="0cm" fo:padding-left="0cm" fo:padding-right="0cm" fo:wrap-option="wrap"/>
    </style:style>
    <style:style style:name="co1" style:family="table-column">
      <style:table-column-properties style:column-width="3.66cm" style:use-optimal-column-width="false"/>
    </style:style>
    <style:style style:name="co2" style:family="table-column">
      <style:table-column-properties style:column-width="10.382cm" style:use-optimal-column-width="false"/>
    </style:style>
    <style:style style:name="co3" style:family="table-column">
      <style:table-column-properties style:column-width="1.524cm" style:use-optimal-column-width="false"/>
    </style:style>
    <style:style style:name="co4" style:family="table-column">
      <style:table-column-properties style:column-width="3.158cm" style:use-optimal-column-width="false"/>
    </style:style>
    <style:style style:name="co5" style:family="table-column">
      <style:table-column-properties style:column-width="3.16cm" style:use-optimal-column-width="false"/>
    </style:style>
    <style:style style:name="ro1" style:family="table-row">
      <style:table-row-properties style:row-height="2.317cm"/>
    </style:style>
    <style:style style:name="ro2" style:family="table-row">
      <style:table-row-properties style:row-height="6.574cm"/>
    </style:style>
    <style:style style:name="ro3" style:family="table-row">
      <style:table-row-properties style:row-height="5.18cm"/>
    </style:style>
    <style:style style:name="ro4" style:family="table-row">
      <style:table-row-properties style:row-height="1.048cm"/>
    </style:style>
    <style:style style:name="ro5" style:family="table-row">
      <style:table-row-properties style:row-height="1.049cm"/>
    </style:style>
    <style:style style:name="ce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3" style:family="table-cell">
      <style:text-properties fo:font-size="20pt" style:font-size-asian="20pt" style:font-size-complex="20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text-align="start" style:writing-mode="lr-tb"/>
      <style:text-properties fo:font-size="44pt"/>
    </style:style>
    <style:style style:name="P8" style:family="paragraph">
      <loext:graphic-properties draw:fill="none" draw:fill-color="#ffffff"/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2" style:family="paragraph">
      <style:text-properties style:font-size-asian="20pt" style:font-size-complex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font-size="36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8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9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2.645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9999ff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26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margin-left="0.793cm" fo:margin-right="0cm" fo:margin-top="0.245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2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3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size="44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style:use-window-font-color="tru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style:use-window-font-color="true" fo:font-size="28pt" fo:font-style="normal" style:font-size-asian="28pt" style:font-style-asian="normal" style:font-size-complex="28pt" style:font-style-complex="normal"/>
    </style:style>
    <style:style style:name="T7" style:family="text">
      <style:text-properties fo:color="#0000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color="#000000" fo:font-size="28pt" fo:font-style="normal" style:font-size-asian="28pt" style:font-style-asian="normal" style:font-size-complex="28pt" style:font-style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font-size-asian="20pt" style:font-size-complex="20pt"/>
    </style:style>
    <style:style style:name="T14" style:family="text">
      <style:text-properties fo:font-size="36pt"/>
    </style:style>
    <style:style style:name="T15" style:family="text">
      <style:text-properties fo:color="#0066ff" fo:font-size="36pt"/>
    </style:style>
    <style:style style:name="T16" style:family="text">
      <style:text-properties fo:color="#00cc00" fo:font-size="36pt"/>
    </style:style>
    <style:style style:name="T17" style:family="text">
      <style:text-properties fo:color="#0066ff" fo:font-size="36pt" fo:font-style="normal" style:font-style-asian="normal" style:font-style-complex="normal"/>
    </style:style>
    <style:style style:name="T18" style:family="text">
      <style:text-properties fo:color="#0066ff" fo:font-size="36pt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0066ff" fo:font-size="36pt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color="#00cc00" fo:font-size="36pt" fo:font-style="normal" style:font-style-asian="normal" style:font-style-complex="normal"/>
    </style:style>
    <style:style style:name="T21" style:family="text">
      <style:text-properties fo:color="#00cc00" fo:font-size="36pt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ce181e" fo:font-size="36pt" fo:font-style="normal" style:font-style-asian="normal" style:font-style-complex="normal"/>
    </style:style>
    <style:style style:name="T23" style:family="text">
      <style:text-properties fo:color="#ce181e" fo:font-size="36pt"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MS Gothic2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26" style:family="text">
      <style:text-properties fo:font-variant="normal" fo:text-transform="none" fo:color="#00009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28" style:family="text">
      <style:text-properties fo:font-variant="normal" fo:text-transform="none" fo:color="#ffff00" style:text-line-through-style="none" style:text-line-through-type="none" style:text-position="0% 100%" style:font-name="Arial1" fo:font-size="25pt" fo:letter-spacing="normal" fo:font-style="normal" style:text-underline-style="none" fo:font-weight="bold" style:font-name-asian="MS Gothic2" style:font-size-asian="25pt" style:font-style-asian="normal" style:font-weight-asian="bold" style:font-name-complex="Tahoma" style:font-size-complex="25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MS Gothic2" style:font-size-asian="27pt" style:font-style-asian="normal" style:font-weight-asian="normal" style:font-name-complex="Tahoma" style:font-size-complex="27pt" style:font-style-complex="normal" style:font-weight-complex="normal"/>
    </style:style>
    <style:style style:name="T30" style:family="text">
      <style:text-properties fo:font-variant="normal" fo:text-transform="none" fo:color="#008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MS Gothic2" style:font-size-asian="8pt" style:font-style-asian="normal" style:font-weight-asian="normal" style:font-name-complex="Tahoma" style:font-size-complex="8pt" style:font-style-complex="normal" style:font-weight-complex="normal"/>
    </style:style>
    <style:style style:name="T33" style:family="text">
      <style:text-properties fo:font-variant="normal" fo:text-transform="none" fo:color="#ffff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4" style:family="text">
      <style:text-properties fo:font-variant="normal" fo:text-transform="none" fo:color="#ffff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MS Gothic2" style:font-size-asian="8pt" style:font-style-asian="normal" style:font-weight-asian="bold" style:font-name-complex="Tahoma" style:font-size-complex="8pt" style:font-style-complex="normal" style:font-weight-complex="bold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6" style:family="text">
      <style:text-properties fo:font-variant="normal" fo:text-transform="none" fo:color="#00206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39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1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42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4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5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47" style:family="text">
      <style:text-properties fo:font-variant="normal" fo:text-transform="none" fo:color="#000099" style:text-line-through-style="none" style:text-line-through-type="none" style:text-position="0% 100%" style:font-name="Courier New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48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number text:level="3" style:num-suffix="." style:num-format="1">
        <style:list-level-properties text:space-before="2.646cm" text:min-label-width="1.428cm"/>
        <style:text-properties fo:color="#474747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number text:level="2" style:num-suffix="." style:num-format="1">
        <style:list-level-properties text:space-before="1.323cm" text:min-label-width="1.428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: copy, assign, convert</text:span></text:p>
          </draw:text-box>
        </draw:frame>
        <draw:frame draw:name="כותרת משנה 3" presentation:style-name="pr2" draw:text-style-name="P4" draw:layer="layout" svg:width="17.779cm" svg:height="4.444cm" svg:x="4.575cm" svg:y="11.51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כותרת_20_ותוכן_5f_" presentation:presentation-page-layout-name="AL2T11">
        <office:forms form:automatic-focus="false" form:apply-design-mode="false"/>
        <draw:frame presentation:style-name="pr4" draw:text-style-name="P7" draw:layer="layout" svg:width="23.706cm" svg:height="1.776cm" svg:x="0.847cm" svg:y="0.763cm" presentation:class="title" presentation:user-transformed="true">
          <draw:text-box>
            <text:p text:style-name="P6"><text:span text:style-name="T3">Shallow vs. Deep Copy</text:span><text:span text:style-name="T4"> (folder 1)</text:span></text:p>
          </draw:text-box>
        </draw:frame>
        <draw:frame draw:style-name="gr2" draw:text-style-name="P8" draw:layer="layout" svg:width="9.652cm" svg:height="16.256cm" svg:x="0.762cm" svg:y="2.794cm">
          <draw:text-box>
            <text:p><text:span text:style-name="T5">class</text:span><text:span text:style-name="T6"> IntList {</text:span></text:p>
            <text:p><text:span text:style-name="T6"><text:s text:c="3"/></text:span><text:span text:style-name="T6">int* p;</text:span></text:p>
            <text:p><text:span text:style-name="T5">public</text:span><text:span text:style-name="T6">:</text:span></text:p>
            <text:p><text:span text:style-name="T6"><text:s text:c="3"/></text:span><text:span text:style-name="T6">IntList(uint n): </text:span></text:p>
            <text:p><text:span text:style-name="T6"><text:s text:c="6"/></text:span><text:span text:style-name="T6">p(</text:span><text:span text:style-name="T5">new</text:span><text:span text:style-name="T6"> </text:span><text:span text:style-name="T5">int</text:span><text:span text:style-name="T6">[n]) { <text:s/>}</text:span></text:p>
            <text:p><text:span text:style-name="T6"><text:s text:c="3"/></text:span><text:span text:style-name="T6">~IntList() {</text:span></text:p>
            <text:p><text:span text:style-name="T6"><text:s text:c="6"/></text:span><text:span text:style-name="T5">delete</text:span><text:span text:style-name="T6">[] p; <text:s/>}</text:span></text:p>
            <text:p><text:span text:style-name="T6">};</text:span></text:p>
            <text:p><text:span text:style-name="T6"/></text:p>
            <text:p><text:span text:style-name="T7">int</text:span><text:span text:style-name="T8"> main() {</text:span></text:p>
            <text:p><text:span text:style-name="T8"><text:s text:c="3"/></text:span><text:span text:style-name="T8">IntList a(3);</text:span></text:p>
            <text:p><text:span text:style-name="T8"><text:s text:c="3"/></text:span><text:span text:style-name="T8">IntList b=a;</text:span></text:p>
            <text:p><text:span text:style-name="T8"><text:s text:c="3"/></text:span><text:span text:style-name="T8">IntList c(2);</text:span></text:p>
            <text:p><text:span text:style-name="T8">}</text:span></text:p>
          </draw:text-box>
        </draw:frame>
        <draw:frame draw:name="מציין מיקום של מספר שקופית 4" presentation:style-name="pr5" draw:text-style-name="P9" draw:layer="layout" svg:width="0.846cm" svg:height="0.846cm" svg:x="0.002cm" svg:y="18.682cm">
          <draw:text-box>
            <text:p text:style-name="P1"><text:span text:style-name="T9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0"><text:span text:style-name="T10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0"><text:span text:style-name="T10">Heap</text:span></text:p>
              </table:table-cell>
              <table:table-cell table:style-name="ce1">
                <text:p text:style-name="P11"><text:span text:style-name="T11">`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2">a.p</text:span></text:p>
              </table:table-cell>
            </table:table-row>
            <table:table-row table:style-name="ro4">
              <table:table-cell table:style-name="ce3">
                <text:p text:style-name="P12"><text:span text:style-name="T12">b.p</text:span></text:p>
                <text:p text:style-name="P12"><text:span text:style-name="T12">c.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2">a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1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</text:span><text:span text:style-name="T13">2]</text:span></text:p>
              </table:table-cell>
            </table:table-row>
          </table:table>
          <draw:image xlink:href="Pictures/TablePreview3.svm" xlink:type="simple" xlink:show="embed" xlink:actuate="onLoad"/>
        </draw:frame>
        <draw:path draw:style-name="gr3" draw:text-style-name="P13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3" draw:text-style-name="P13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2">c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c.p[1]</text:span></text:p>
              </table:table-cell>
            </table:table-row>
          </table:table>
          <draw:image xlink:href="Pictures/TablePreview4.svm" xlink:type="simple" xlink:show="embed" xlink:actuate="onLoad"/>
        </draw:frame>
        <draw:path draw:style-name="gr4" draw:text-style-name="P13" draw:layer="layout" svg:width="4.761cm" svg:height="4.382cm" draw:transform="rotate (-1.5707963267949) translate (20.6912596395535cm 8.563cm)" svg:viewBox="0 0 4762 4383" svg:d="M0 6c551-22 1214-18 1539 577 271 497 554 992 722 1539 175 572 270 1181 625 1684 435 616 1205 410 1828 529l48 48">
          <text:p/>
        </draw:path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_5f_" presentation:presentation-page-layout-name="AL2T11">
        <office:forms form:automatic-focus="false" form:apply-design-mode="false"/>
        <draw:frame presentation:style-name="pr4" draw:text-style-name="P7" draw:layer="layout" svg:width="23.706cm" svg:height="1.776cm" svg:x="0.847cm" svg:y="0.763cm" presentation:class="title" presentation:user-transformed="true">
          <draw:text-box>
            <text:p text:style-name="P6"><text:span text:style-name="T3">Shallow vs. Deep Copy</text:span></text:p>
          </draw:text-box>
        </draw:frame>
        <draw:frame draw:style-name="gr2" draw:text-style-name="P8" draw:layer="layout" svg:width="9.652cm" svg:height="16.256cm" svg:x="0.762cm" svg:y="2.794cm">
          <draw:text-box>
            <text:p><text:span text:style-name="T5">class</text:span><text:span text:style-name="T6"> IntList {</text:span></text:p>
            <text:p><text:span text:style-name="T6"><text:s text:c="3"/></text:span><text:span text:style-name="T6">int* p;</text:span></text:p>
            <text:p><text:span text:style-name="T5">public</text:span><text:span text:style-name="T6">:</text:span></text:p>
            <text:p><text:span text:style-name="T6"><text:s text:c="3"/></text:span><text:span text:style-name="T6">IntList(uint n): </text:span></text:p>
            <text:p><text:span text:style-name="T6"><text:s text:c="6"/></text:span><text:span text:style-name="T6">p(</text:span><text:span text:style-name="T5">new</text:span><text:span text:style-name="T6"> </text:span><text:span text:style-name="T5">int</text:span><text:span text:style-name="T6">[n]) { <text:s/>}</text:span></text:p>
            <text:p><text:span text:style-name="T6"><text:s text:c="3"/></text:span><text:span text:style-name="T6">~IntList() {</text:span></text:p>
            <text:p><text:span text:style-name="T6"><text:s text:c="6"/></text:span><text:span text:style-name="T5">delete</text:span><text:span text:style-name="T6">[] p; <text:s/>}</text:span></text:p>
            <text:p><text:span text:style-name="T6">};</text:span></text:p>
            <text:p><text:span text:style-name="T6"/></text:p>
            <text:p><text:span text:style-name="T7">int</text:span><text:span text:style-name="T8"> main() {</text:span></text:p>
            <text:p><text:span text:style-name="T8"><text:s text:c="3"/></text:span><text:span text:style-name="T8">IntList a(3);</text:span></text:p>
            <text:p><text:span text:style-name="T8"><text:s text:c="3"/></text:span><text:span text:style-name="T8">IntList b=a;</text:span></text:p>
            <text:p><text:span text:style-name="T8"><text:s text:c="3"/></text:span><text:span text:style-name="T8">IntList c(2); c=a; </text:span></text:p>
            <text:p><text:span text:style-name="T8">}</text:span></text:p>
          </draw:text-box>
        </draw:frame>
        <draw:frame draw:name="מציין מיקום של מספר שקופית 4" presentation:style-name="pr5" draw:text-style-name="P9" draw:layer="layout" svg:width="0.846cm" svg:height="0.846cm" svg:x="0.002cm" svg:y="18.682cm">
          <draw:text-box>
            <text:p text:style-name="P1"><text:span text:style-name="T9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0"><text:span text:style-name="T10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0"><text:span text:style-name="T10">Heap</text:span></text:p>
              </table:table-cell>
              <table:table-cell table:style-name="ce1">
                <text:p text:style-name="P11"><text:span text:style-name="T11">`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2">a.p</text:span></text:p>
              </table:table-cell>
            </table:table-row>
            <table:table-row table:style-name="ro4">
              <table:table-cell table:style-name="ce3">
                <text:p text:style-name="P12"><text:span text:style-name="T12">b.p</text:span></text:p>
                <text:p text:style-name="P12"><text:span text:style-name="T12">c.p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2">a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1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</text:span><text:span text:style-name="T13">2]</text:span></text:p>
              </table:table-cell>
            </table:table-row>
          </table:table>
          <draw:image xlink:href="Pictures/TablePreview7.svm" xlink:type="simple" xlink:show="embed" xlink:actuate="onLoad"/>
        </draw:frame>
        <draw:path draw:style-name="gr3" draw:text-style-name="P13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3" draw:text-style-name="P13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2">c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c.p[1]</text:span></text:p>
              </table:table-cell>
            </table:table-row>
          </table:table>
          <draw:image xlink:href="Pictures/TablePreview8.svm" xlink:type="simple" xlink:show="embed" xlink:actuate="onLoad"/>
        </draw:frame>
        <draw:path draw:style-name="gr4" draw:text-style-name="P13" draw:layer="layout" svg:width="4.07cm" svg:height="2.862cm" draw:transform="rotate (-1.89455490303985) translate (23.4720530091771cm 9.46569023691928cm)" svg:viewBox="0 0 4071 2863" svg:d="M0 2837c542 106 1041-128 1505-352 590-284 991-854 1427-1341l365-427 456-457 318-260">
          <text:p/>
        </draw:path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כותרת_20_ותוכן_5f_" presentation:presentation-page-layout-name="AL2T11">
        <office:forms form:automatic-focus="false" form:apply-design-mode="false"/>
        <draw:frame draw:style-name="gr5" draw:text-style-name="P15" draw:layer="layout" svg:width="23.622cm" svg:height="15.893cm" svg:x="1.016cm" svg:y="3.556cm">
          <draw:text-box>
            <text:p><text:span text:style-name="T14">An object is copied when:</text:span></text:p>
            <text:list text:style-name="L3">
              <text:list-item>
                <text:list>
                  <text:list-item>
                    <text:p><text:span text:style-name="T15">Constructing new object from existing;</text:span></text:p>
                  </text:list-item>
                  <text:list-item>
                    <text:p><text:span text:style-name="T15">Passing parameter by value;</text:span></text:p>
                  </text:list-item>
                  <text:list-item>
                    <text:p><text:span text:style-name="T15">Returning by value;</text:span></text:p>
                  </text:list-item>
                  <text:list-item>
                    <text:p><text:span text:style-name="T16">Assigning existing to existing.</text:span></text:p>
                  </text:list-item>
                </text:list>
              </text:list-item>
            </text:list>
            <text:p><text:span text:style-name="T17">Cases 1-3 are handled by</text:span><text:span text:style-name="T17"><text:line-break/></text:span><text:span text:style-name="T17"> <text:s text:c="11"/></text:span><text:span text:style-name="T18">copy constructor</text:span><text:span text:style-name="T19">;</text:span></text:p>
            <text:p><text:span text:style-name="T20">Case 4 is handled by </text:span></text:p>
            <text:p><text:span text:style-name="T20"><text:s text:c="12"/></text:span><text:span text:style-name="T21">assignment operator</text:span><text:span text:style-name="T20">.</text:span></text:p>
            <text:p><text:span text:style-name="T22">By default, both do </text:span><text:span text:style-name="T23">shallow copy</text:span><text:span text:style-name="T22">.</text:span></text:p>
          </draw:text-box>
        </draw:frame>
        <draw:frame presentation:style-name="pr4" draw:text-style-name="P7" draw:layer="layout" svg:width="23.706cm" svg:height="1.776cm" svg:x="0.847cm" svg:y="0.763cm" presentation:class="title" presentation:user-transformed="true">
          <draw:text-box>
            <text:p text:style-name="P6"><text:span text:style-name="T3">Copy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it good for - 2" draw:style-name="dp1" draw:master-page-name="Default">
        <draw:frame draw:name="כותרת 1" presentation:style-name="pr7" draw:text-style-name="P17" draw:layer="layout" svg:width="21.478cm" svg:height="3.181cm" svg:x="3.364cm" svg:y="0.42cm" presentation:class="title" presentation:user-transformed="true">
          <draw:text-box>
            <text:p text:style-name="P16"><text:span text:style-name="T24">Rule of Three</text:span></text:p>
          </draw:text-box>
        </draw:frame>
        <draw:frame draw:name="מציין מיקום טקסט 2" presentation:style-name="pr8" draw:text-style-name="P21" draw:layer="layout" svg:width="24.01cm" svg:height="15.187cm" svg:x="0.762cm" svg:y="2.794cm" presentation:class="outline" presentation:user-transformed="true">
          <draw:text-box>
            <text:list text:style-name="L4">
              <text:list-header>
                <text:p text:style-name="P18"><text:span text:style-name="T25">A rule of thumb:</text:span></text:p>
              </text:list-header>
            </text:list>
            <text:list text:style-name="L5">
              <text:list-item>
                <text:list>
                  <text:list-item>
                    <text:p text:style-name="P18"><text:span text:style-name="T25">When you need to make a deep copy of an object, you need to define all of thes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25">Copy constructor</text:span></text:p>
                      </text:list-item>
                      <text:list-item>
                        <text:p text:style-name="P19"><text:span text:style-name="T25">Destructor</text:span></text:p>
                      </text:list-item>
                      <text:list-item>
                        <text:p text:style-name="P19"><text:span text:style-name="T25">Operator =</text:span></text:p>
                      </text:list-item>
                    </text:list>
                  </text:list-item>
                  <text:list-item>
                    <text:p text:style-name="P18"><text:span text:style-name="T25">Or in other words:</text:span></text:p>
                  </text:list-item>
                </text:list>
              </text:list-item>
            </text:list>
            <text:p text:style-name="P20"><text:span text:style-name="T25">when you need one, you need all.</text:span></text:p>
          </draw:text-box>
        </draw:frame>
        <presentation:notes draw:style-name="dp3">
          <draw:page-thumbnail draw:name="מציין מיקום של תמונת שקופית 1" draw:style-name="gr1" draw:layer="layout" svg:width="13.321cm" svg:height="9.996cm" svg:x="-1.662cm" svg:y="0cm" draw:page-number="5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 skeleton for deep copy" draw:style-name="dp4" draw:master-page-name="Default">
        <draw:custom-shape draw:name="מלבן 1" draw:style-name="gr6" draw:text-style-name="P23" draw:layer="layout" svg:width="10.794cm" svg:height="7.619cm" svg:x="12.06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2" draw:style-name="gr7" draw:text-style-name="P24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7" draw:text-style-name="P17" draw:layer="layout" svg:width="21.478cm" svg:height="3.181cm" svg:x="2.899cm" svg:y="-0.478cm" presentation:class="title" presentation:user-transformed="true">
          <draw:text-box>
            <text:p text:style-name="P16"><text:span text:style-name="T24">A skeleton for deep copy</text:span><text:span text:style-name="T26"> (folder 1)</text:span></text:p>
          </draw:text-box>
        </draw:frame>
        <draw:custom-shape draw:name="מלבן 4" draw:style-name="gr8" draw:text-style-name="P25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0" draw:text-style-name="P28" draw:layer="layout" svg:width="23.749cm" svg:height="18.926cm" svg:x="0.635cm" svg:y="0.124cm" presentation:class="outline" presentation:user-transformed="true">
          <draw:text-box>
            <text:p text:style-name="P26"><text:span text:style-name="T27"/></text:p>
            <text:p text:style-name="P26"><text:span text:style-name="T27"/></text:p>
            <text:p text:style-name="P26"><text:span text:style-name="T28">// Copy constructor</text:span></text:p>
            <text:p text:style-name="P26"><text:span text:style-name="T29">A (const A&amp; other) : </text:span><text:span text:style-name="T30">init</text:span><text:span text:style-name="T29"> {</text:span></text:p>
            <text:p text:style-name="P27"><text:span text:style-name="T31">copy_other(other);</text:span></text:p>
            <text:p text:style-name="P26"><text:span text:style-name="T29">}</text:span></text:p>
            <text:p text:style-name="P26"><text:span text:style-name="T32"/></text:p>
            <text:p text:style-name="P26"><text:span text:style-name="T32"/></text:p>
            <text:p text:style-name="P26"><text:span text:style-name="T32"/></text:p>
            <text:p text:style-name="P26"><text:span text:style-name="T32"/></text:p>
            <text:p text:style-name="P26"><text:span text:style-name="T28">// </text:span><text:span text:style-name="T33">Operator = </text:span><text:span text:style-name="T34"><text:s/></text:span></text:p>
            <text:p text:style-name="P26"><text:span text:style-name="T29">A&amp; operator=(const A&amp; other) {</text:span></text:p>
            <text:p text:style-name="P27"><text:span text:style-name="T29">if (this!=&amp;other) { </text:span><text:span text:style-name="T33">// preventing problems in a=a</text:span></text:p>
            <text:p text:style-name="P27"><text:span text:style-name="T35"><text:s text:c="2"/></text:span><text:span text:style-name="T35">clear(); </text:span><text:span text:style-name="T30">init</text:span><text:span text:style-name="T35"> </text:span><text:span text:style-name="T36">// or recycle</text:span></text:p>
            <text:p text:style-name="P27"><text:span text:style-name="T31"><text:s text:c="2"/></text:span><text:span text:style-name="T31">copy_other(other);</text:span></text:p>
            <text:p text:style-name="P27"><text:span text:style-name="T29">} return *this; } </text:span><text:span text:style-name="T33">// allows a= b= c= …</text:span></text:p>
          </draw:text-box>
        </draw:frame>
        <draw:frame draw:name="מציין מיקום טקסט 6" presentation:style-name="pr11" draw:text-style-name="P29" draw:layer="layout" svg:width="8.4cm" svg:height="10.798cm" svg:x="12.3cm" svg:y="3.097cm" presentation:class="outline" presentation:user-transformed="true">
          <draw:text-box>
            <text:p text:style-name="P26"><text:span text:style-name="T33">// Destructor</text:span></text:p>
            <text:p text:style-name="P26"><text:span text:style-name="T29">~A() {</text:span></text:p>
            <text:p text:style-name="P27"><text:span text:style-name="T35">clear();</text:span></text:p>
            <text:p text:style-name="P26"><text:span text:style-name="T29">}</text:span></text:p>
            <text:p text:style-name="P26"><text:span text:style-name="T27"/></text:p>
            <text:p text:style-name="P26"><text:span text:style-name="T27"/></text:p>
          </draw:text-box>
        </draw:frame>
        <presentation:notes draw:style-name="dp3">
          <draw:page-thumbnail draw:name="מציין מיקום של תמונת שקופית 1" draw:style-name="gr1" draw:layer="layout" svg:width="13.321cm" svg:height="9.996cm" svg:x="-1.662cm" svg:y="0cm" draw:page-number="6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>
        <office:forms form:automatic-focus="false" form:apply-design-mode="false"/>
        <draw:custom-shape draw:name="מציין מיקום של מספר שקופית 2" draw:style-name="gr9" draw:text-style-name="P31" draw:layer="layout" svg:width="1.203cm" svg:height="0.936cm" svg:x="24.196cm" svg:y="18.113cm">
          <text:p text:style-name="P30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32" draw:layer="layout" svg:width="21.478cm" svg:height="6.097cm" svg:x="1.899cm" svg:y="0.146cm" presentation:class="title" presentation:user-transformed="true">
          <draw:text-box>
            <text:p text:style-name="P16"><text:span text:style-name="T24">Conversions of types</text:span><text:span text:style-name="T24"><text:line-break/></text:span><text:span text:style-name="T24"><text:line-break/></text:span><text:span text:style-name="T38">done in two cases:</text:span><text:span text:style-name="T24"><text:line-break/></text:span><text:span text:style-name="T24"/></text:p>
          </draw:text-box>
        </draw:frame>
        <draw:frame draw:name="מציין מיקום טקסט 2" presentation:style-name="pr13" draw:text-style-name="P29" draw:layer="layout" svg:width="24.01cm" svg:height="15.006cm" svg:x="-0.101cm" svg:y="3.642cm" presentation:class="outline" presentation:user-transformed="true">
          <draw:text-box>
            <text:p text:style-name="P33"><text:span text:style-name="T27"/></text:p>
            <text:list text:style-name="L8">
              <text:list-item>
                <text:list>
                  <text:list-item>
                    <text:p text:style-name="P18"><text:span text:style-name="T27">Explicit casting;</text:span></text:p>
                  </text:list-item>
                  <text:list-item>
                    <text:p text:style-name="P18"><text:span text:style-name="T27">When a function gets </text:span><text:span text:style-name="T39">X</text:span><text:span text:style-name="T27"> type while it was expecting to get </text:span><text:span text:style-name="T40">Y</text:span><text:span text:style-name="T27"> type, and there is a casting from </text:span><text:span text:style-name="T39">X </text:span><text:span text:style-name="T27">to</text:span><text:span text:style-name="T39"> </text:span><text:span text:style-name="T40">Y</text:span><text:span text:style-name="T27">:</text:span></text:p>
                  </text:list-item>
                </text:list>
              </text:list-item>
            </text:list>
            <text:p><text:span text:style-name="T27"/></text:p>
            <text:p text:style-name="P20"><text:span text:style-name="T27"><text:tab/></text:span><text:span text:style-name="T27">void foo(</text:span><text:span text:style-name="T40">Y y</text:span><text:span text:style-name="T27">)</text:span></text:p>
            <text:p text:style-name="P20"><text:span text:style-name="T27"><text:tab/></text:span><text:span text:style-name="T27">...</text:span></text:p>
            <text:p text:style-name="P20"><text:span text:style-name="T39"><text:tab/></text:span><text:span text:style-name="T39">X x</text:span><text:span text:style-name="T27">;</text:span></text:p>
            <text:p text:style-name="P20"><text:span text:style-name="T27"><text:tab/></text:span><text:span text:style-name="T27">foo(x); // a conversion from </text:span><text:span text:style-name="T39">X </text:span><text:span text:style-name="T27">to</text:span><text:span text:style-name="T39"> </text:span><text:span text:style-name="T40">Y</text:span><text:span text:style-name="T27"> is done</text:span></text:p>
          </draw:text-box>
        </draw:frame>
        <presentation:notes draw:style-name="dp3">
          <draw:page-thumbnail draw:name="מציין מיקום של תמונת שקופית 1" draw:style-name="gr1" draw:layer="layout" svg:width="13.321cm" svg:height="9.996cm" svg:x="-1.662cm" svg:y="0cm" draw:page-number="7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User defined conversion" draw:style-name="dp1" draw:master-page-name="Default">
        <office:forms form:automatic-focus="false" form:apply-design-mode="false"/>
        <draw:custom-shape draw:name="מציין מיקום של מספר שקופית 2" draw:style-name="gr9" draw:text-style-name="P31" draw:layer="layout" svg:width="1.203cm" svg:height="0.936cm" svg:x="24.196cm" svg:y="18.113cm">
          <text:p text:style-name="P30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7" draw:text-style-name="P17" draw:layer="layout" svg:width="21.478cm" svg:height="3.181cm" svg:x="3.364cm" svg:y="0.42cm" presentation:class="title" presentation:user-transformed="true">
          <draw:text-box>
            <text:p text:style-name="P16"><text:span text:style-name="T24">User defined conversion</text:span><text:span text:style-name="T41"> (folders 5,6)</text:span></text:p>
          </draw:text-box>
        </draw:frame>
        <draw:frame draw:name="מציין מיקום טקסט 2" presentation:style-name="pr14" draw:text-style-name="P29" draw:layer="layout" svg:width="24.01cm" svg:height="16.916cm" svg:x="0.754cm" svg:y="3.131cm" presentation:class="outline" presentation:user-transformed="true">
          <draw:text-box>
            <text:p text:style-name="P26"><text:span text:style-name="T27">class Fraction {</text:span></text:p>
            <text:p text:style-name="P27"><text:span text:style-name="T27">...</text:span></text:p>
            <text:p text:style-name="P27"><text:span text:style-name="T40">// double --&gt; Fraction conversion</text:span></text:p>
            <text:p text:style-name="P27"><text:span text:style-name="T40">Fraction (const double&amp; d) {</text:span></text:p>
            <text:p text:style-name="P34"><text:span text:style-name="T40">...</text:span></text:p>
            <text:p text:style-name="P27"><text:span text:style-name="T40">}</text:span></text:p>
            <text:p text:style-name="P27"><text:span text:style-name="T27">...</text:span></text:p>
            <text:p text:style-name="P27"><text:span text:style-name="T39">// Fraction --&gt; double conversion</text:span></text:p>
            <text:p text:style-name="P27"><text:span text:style-name="T39">operator double() const {</text:span></text:p>
            <text:p text:style-name="P34"><text:span text:style-name="T39">...</text:span></text:p>
            <text:p text:style-name="P27"><text:span text:style-name="T39">}</text:span></text:p>
            <text:p text:style-name="P27"><text:span text:style-name="T27">...</text:span></text:p>
          </draw:text-box>
        </draw:frame>
        <presentation:notes draw:style-name="dp3">
          <draw:page-thumbnail draw:name="מציין מיקום של תמונת שקופית 1" draw:style-name="gr1" draw:layer="layout" svg:width="13.321cm" svg:height="9.996cm" svg:x="-1.662cm" svg:y="0cm" draw:page-number="8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danger: &#10;&#9;unexpected behavior&#10; " draw:style-name="dp1" draw:master-page-name="Default">
        <office:forms form:automatic-focus="false" form:apply-design-mode="false"/>
        <draw:custom-shape draw:name="מציין מיקום של מספר שקופית 2" draw:style-name="gr10" draw:text-style-name="P35" draw:layer="layout" svg:width="1.203cm" svg:height="0.936cm" svg:x="24.196cm" svg:y="18.113cm">
          <text:p text:style-name="P30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5" draw:text-style-name="P17" draw:layer="layout" svg:width="26.002cm" svg:height="4.573cm" svg:x="0.699cm" svg:y="0.545cm" presentation:class="title" presentation:user-transformed="true">
          <draw:text-box>
            <text:p text:style-name="P16"><text:span text:style-name="T24">Conversions danger: </text:span><text:span text:style-name="T24"><text:line-break/></text:span><text:span text:style-name="T24"><text:tab/></text:span><text:span text:style-name="T24">unexpected behavior</text:span><text:span text:style-name="T24"><text:line-break/></text:span><text:span text:style-name="T24"> </text:span></text:p>
          </draw:text-box>
        </draw:frame>
        <draw:frame draw:name="מציין מיקום טקסט 2" presentation:style-name="pr16" draw:text-style-name="P29" draw:layer="layout" svg:width="24.01cm" svg:height="17.009cm" svg:x="0.832cm" svg:y="3.642cm" presentation:class="outline" presentation:user-transformed="true">
          <draw:text-box>
            <text:p text:style-name="P26"><text:span text:style-name="T27"/></text:p>
            <text:p text:style-name="P33"><text:span text:style-name="T42">Vector</text:span><text:span text:style-name="T43">(</text:span><text:span text:style-name="T44">size_t length</text:span><text:span text:style-name="T43">) // ctor</text:span></text:p>
            <text:p text:style-name="P26"><text:span text:style-name="T43">…</text:span></text:p>
            <text:p text:style-name="P33"><text:span text:style-name="T43">int sum(</text:span><text:span text:style-name="T42">const Vector&amp; v</text:span><text:span text:style-name="T43">) // function</text:span></text:p>
            <text:p text:style-name="P33"><text:span text:style-name="T43">...</text:span></text:p>
            <text:p text:style-name="P33"><text:span text:style-name="T43">int i=3;</text:span></text:p>
            <text:p text:style-name="P33"><text:span text:style-name="T43">sum(</text:span><text:span text:style-name="T44">i</text:span><text:span text:style-name="T43">);</text:span><text:span text:style-name="T39"> </text:span><text:span text:style-name="T45">// Equivalent to: sum</text:span><text:span text:style-name="T43">(Vector</text:span><text:span text:style-name="T42">(</text:span><text:span text:style-name="T44">i</text:span><text:span text:style-name="T42">)</text:span><text:span text:style-name="T43">)</text:span></text:p>
            <text:p text:style-name="P33"><text:span text:style-name="T45">// Did the user really wanted this?</text:span></text:p>
            <text:p text:style-name="P26"><text:span text:style-name="T43"/></text:p>
            <text:p text:style-name="P33"><text:span text:style-name="T46">The Vector and the size_t objects are not logically the same objects!</text:span></text:p>
            <text:p text:style-name="P26"><text:span text:style-name="T27"/></text:p>
          </draw:text-box>
        </draw:frame>
        <presentation:notes draw:style-name="dp5">
          <draw:page-thumbnail draw:name="מציין מיקום של תמונת שקופית 1" draw:style-name="gr1" draw:layer="layout" svg:width="13.321cm" svg:height="9.996cm" svg:x="-1.662cm" svg:y="0cm" draw:page-number="9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name="מציין מיקום של מספר שקופית 2" draw:style-name="gr10" draw:text-style-name="P35" draw:layer="layout" svg:width="1.203cm" svg:height="0.936cm" svg:x="24.196cm" svg:y="18.113cm">
          <text:p text:style-name="P30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5" draw:text-style-name="P32" draw:layer="layout" svg:width="21.653cm" svg:height="4.573cm" svg:x="0.699cm" svg:y="0.545cm" presentation:class="title" presentation:user-transformed="true">
          <draw:text-box>
            <text:p text:style-name="P16"><text:span text:style-name="T24">The </text:span><text:span text:style-name="T47">explicit </text:span><text:span text:style-name="T24">keyword</text:span><text:span text:style-name="T26"> (folder 4)</text:span><text:span text:style-name="T24"><text:line-break/></text:span><text:span text:style-name="T24"> <text:s/></text:span><text:span text:style-name="T24"><text:line-break/></text:span><text:span text:style-name="T24"> </text:span></text:p>
          </draw:text-box>
        </draw:frame>
        <draw:frame draw:name="מציין מיקום טקסט 2" presentation:style-name="pr17" draw:text-style-name="P29" draw:layer="layout" svg:width="24.01cm" svg:height="15.579cm" svg:x="0.832cm" svg:y="3.642cm" presentation:class="outline" presentation:user-transformed="true">
          <draw:text-box>
            <text:p text:style-name="P26"><text:span text:style-name="T27"/></text:p>
            <text:p text:style-name="P33"><text:span text:style-name="T48">explicit </text:span><text:span text:style-name="T42">Vector</text:span><text:span text:style-name="T43">(</text:span><text:span text:style-name="T44">size_t length</text:span><text:span text:style-name="T43">) // ctor</text:span></text:p>
            <text:p text:style-name="P26"><text:span text:style-name="T43">…</text:span></text:p>
            <text:p text:style-name="P33"><text:span text:style-name="T43">int sum(</text:span><text:span text:style-name="T42">const Vector&amp; v</text:span><text:span text:style-name="T43">) // function</text:span></text:p>
            <text:p text:style-name="P33"><text:span text:style-name="T43">...</text:span></text:p>
            <text:p text:style-name="P33"><text:span text:style-name="T43">int i=3;</text:span></text:p>
            <text:p text:style-name="P33"><text:span text:style-name="T43">sum(</text:span><text:span text:style-name="T44">i</text:span><text:span text:style-name="T43">);</text:span><text:span text:style-name="T39"> </text:span><text:span text:style-name="T45">// Won’t compile</text:span></text:p>
            <text:p text:style-name="P33"><text:span text:style-name="T45"/></text:p>
          </draw:text-box>
        </draw:frame>
        <presentation:notes draw:style-name="dp5">
          <draw:page-thumbnail draw:name="מציין מיקום של תמונת שקופית 1" draw:style-name="gr1" draw:layer="layout" svg:width="13.321cm" svg:height="9.996cm" svg:x="-1.662cm" svg:y="0cm" draw:page-number="10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Calibri4" svg:font-family="Calibri" style:font-family-generic="modern"/>
    <style:font-face style:name="Courier New" svg:font-family="'Courier New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0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23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3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24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25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26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27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2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כדי לערוך סגנון כותרת של תבנית 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לערוך סגנונות טקסט של 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" style:display-name="שקופית כותרת" style:page-layout-name="PM1" draw:style-name="Mdp2">
      <draw:custom-shape draw:name="מלבן 8" draw:style-name="Mgr3" draw:text-style-name="MP1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5" draw:text-style-name="MP1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9" draw:text-style-name="MP24" draw:layer="backgroundobjects" svg:width="6.878cm" svg:height="1.322cm" svg:x="17.145cm" svg:y="17.198cm" presentation:class="date-time" presentation:user-transformed="true">
        <draw:text-box>
          <text:p text:style-name="MP23"><text:span text:style-name="MT11"><text:date style:data-style-name="D1" text:date-value="2019-03-31">31/3/19</text:date></text:span></text:p>
        </draw:text-box>
      </draw:frame>
      <draw:frame draw:name="מציין מיקום של כותרת תחתונה 16" presentation:style-name="Mpr19" draw:text-style-name="MP24" draw:layer="backgroundobjects" svg:width="12.911cm" svg:height="1.269cm" svg:x="0.635cm" svg:y="17.145cm" presentation:class="footer" presentation:user-transformed="true">
        <draw:text-box>
          <text:p text:style-name="MP23"><text:span text:style-name="MT11">.</text:span></text:p>
        </draw:text-box>
      </draw:frame>
      <draw:frame draw:name="מציין מיקום של מספר שקופית 28" presentation:style-name="Mpr20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מלבן 6" draw:style-name="Mgr6" draw:text-style-name="MP25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26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27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21" draw:text-style-name="MP17" draw:layer="backgroundobjects" svg:width="22.859cm" svg:height="4.082cm" svg:x="1.27cm" svg:y="4.183cm" presentation:class="title" presentation:user-transformed="true">
        <draw:text-box>
          <text:p text:style-name="MP28"><text:span text:style-name="MT12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751</meta:editing-cycles>
    <meta:print-date>2006-12-12T13:43:12</meta:print-date>
    <meta:creation-date>2002-10-18T11:19:22</meta:creation-date>
    <dc:date>2019-03-31T14:26:49.084880058</dc:date>
    <meta:editing-duration>P3DT8H2M33S</meta:editing-duration>
    <meta:generator>LibreOffice/6.1.5.2$Linux_X86_64 LibreOffice_project/10$Build-2</meta:generator>
    <meta:document-statistic meta:object-count="13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